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C00000073168CDC0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ffbf00" draw:marker-start-width="0.358cm" draw:marker-end-width="0.358cm" draw:fill="none" draw:textarea-horizontal-align="justify" draw:textarea-vertical-align="middle" draw:auto-grow-height="false" fo:min-height="3.54cm" fo:min-width="9.09cm" fo:padding-top="0.177cm" fo:padding-bottom="0.177cm" fo:padding-left="0.302cm" fo:padding-right="0.302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014cm" fo:min-width="3.964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14cm" fo:min-width="4.064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014cm" fo:min-width="3.364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014cm" fo:min-width="4.664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014cm" fo:min-width="2.764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1.014cm" fo:min-width="1.664cm"/>
    </style:style>
    <style:style style:name="gr8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fbf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81d41a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draw:stroke="none" draw:fill-color="#ffbf00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457cm"/>
    </style:style>
    <style:style style:name="gr1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5pt"/>
    </style:style>
    <style:style style:name="P3" style:family="paragraph">
      <style:paragraph-properties style:writing-mode="lr-tb"/>
      <style:text-properties fo:font-family="C059" style:font-pitch="variable" fo:font-size="12pt"/>
    </style:style>
    <style:style style:name="T1" style:family="text">
      <style:text-properties fo:font-size="15pt"/>
    </style:style>
    <style:style style:name="T2" style:family="text">
      <style:text-properties fo:font-family="C059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0cm" svg:height="4.2cm" svg:x="9.688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6cm" svg:height="1.4cm" svg:x="4.2cm" svg:y="8.2cm">
          <text:p text:style-name="P2"><text:span text:style-name="T1">Ideal g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6cm" svg:height="1.4cm" svg:x="15.2cm" svg:y="8.2cm">
          <text:p text:style-name="P2"><text:span text:style-name="T1">Real g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7cm" svg:height="1.4cm" svg:x="1.5cm" svg:y="12.2cm">
          <text:p text:style-name="P2"><text:span text:style-name="T1">Constant viscos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6cm" svg:height="1.4cm" svg:x="23.1cm" svg:y="8.2cm">
          <text:p text:style-name="P2"><text:span text:style-name="T1">Turbul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4cm" svg:height="1.4cm" svg:x="6.7cm" svg:y="12.2cm">
          <text:p text:style-name="P2"><text:span text:style-name="T1">Sutherland </text:span></text:p>
          <text:p text:style-name="P2"><text:span text:style-name="T1">Viscosity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5.3cm" svg:height="1.4cm" svg:x="12.1cm" svg:y="12.3cm">
          <text:p text:style-name="P2"><text:span text:style-name="T1">Equilibrium </text:span></text:p>
          <text:p text:style-name="P2"><text:span text:style-name="T1">Chemistry (tabula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4cm" svg:height="1.4cm" svg:x="18.1cm" svg:y="12.3cm">
          <text:p text:style-name="P2"><text:span text:style-name="T1">Finite Rate </text:span></text:p>
          <text:p text:style-name="P2"><text:span text:style-name="T1">chem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4.7cm" svg:height="1.4cm" svg:x="23cm" svg:y="12.3cm">
          <text:p text:style-name="P2"><text:span text:style-name="T1">Baldwin-Lo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" draw:id="id10" draw:layer="layout" svg:width="2.3cm" svg:height="1.4cm" svg:x="12.1cm" svg:y="15.3cm">
          <text:p text:style-name="P2"><text:span text:style-name="T1">Air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2.3cm" svg:height="1.4cm" svg:x="18.7cm" svg:y="15.3cm">
          <text:p text:style-name="P2"><text:span text:style-name="T1">Ai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" draw:id="id11" draw:layer="layout" svg:width="2.3cm" svg:height="1.4cm" svg:x="15.3cm" svg:y="15.3cm">
          <text:p text:style-name="P2"><text:span text:style-name="T1">Ai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4.688cm" svg:y1="5.7cm" svg:x2="6.5cm" svg:y2="8.2cm" draw:start-shape="id1" draw:start-glue-point="2" draw:end-shape="id2" draw:end-glue-point="0" svg:d="M14688 5700v1277h-8188v1223">
          <text:p/>
        </draw:connector>
        <draw:connector draw:style-name="gr9" draw:text-style-name="P1" draw:layer="layout" svg:x1="19.688cm" svg:y1="3.6cm" svg:x2="25.4cm" svg:y2="8.2cm" draw:start-shape="id1" draw:start-glue-point="1" draw:end-shape="id3" draw:end-glue-point="0" svg:d="M19688 3600h5712v4600">
          <text:p/>
        </draw:connector>
        <draw:connector draw:style-name="gr10" draw:text-style-name="P1" draw:layer="layout" svg:x1="14.688cm" svg:y1="5.7cm" svg:x2="17.5cm" svg:y2="8.2cm" draw:start-shape="id1" draw:start-glue-point="2" draw:end-shape="id4" svg:d="M14688 5700v1277h2812v1223">
          <text:p/>
        </draw:connector>
        <draw:connector draw:style-name="gr8" draw:text-style-name="P1" draw:layer="layout" svg:x1="6.5cm" svg:y1="9.6cm" svg:x2="3.85cm" svg:y2="12.2cm" draw:start-shape="id2" draw:start-glue-point="2" draw:end-shape="id5" draw:end-glue-point="0" svg:d="M6500 9600v1300h-2650v1300">
          <text:p/>
        </draw:connector>
        <draw:connector draw:style-name="gr8" draw:text-style-name="P1" draw:layer="layout" svg:x1="6.5cm" svg:y1="9.6cm" svg:x2="8.7cm" svg:y2="12.2cm" draw:start-shape="id2" draw:start-glue-point="2" draw:end-shape="id6" draw:end-glue-point="0" svg:d="M6500 9600v1300h2200v1300">
          <text:p/>
        </draw:connector>
        <draw:connector draw:style-name="gr8" draw:text-style-name="P1" draw:layer="layout" svg:x1="17.5cm" svg:y1="9.6cm" svg:x2="14.75cm" svg:y2="12.3cm" draw:start-shape="id4" draw:start-glue-point="2" draw:end-shape="id7" draw:end-glue-point="0" svg:d="M17500 9600v1350h-2750v1350">
          <text:p/>
        </draw:connector>
        <draw:connector draw:style-name="gr9" draw:text-style-name="P1" draw:layer="layout" svg:x1="17.5cm" svg:y1="9.6cm" svg:x2="19.8cm" svg:y2="12.3cm" draw:start-shape="id4" draw:start-glue-point="2" draw:end-shape="id8" draw:end-glue-point="0" svg:d="M17500 9600v1350h2300v1350">
          <text:p/>
        </draw:connector>
        <draw:connector draw:style-name="gr9" draw:text-style-name="P1" draw:layer="layout" svg:x1="25.4cm" svg:y1="9.6cm" svg:x2="25.35cm" svg:y2="12.3cm" draw:start-shape="id3" draw:start-glue-point="2" draw:end-shape="id9" draw:end-glue-point="0" svg:d="M25400 9600v1350h-50v1350">
          <text:p/>
        </draw:connector>
        <draw:connector draw:style-name="gr8" draw:text-style-name="P1" draw:layer="layout" svg:x1="14.75cm" svg:y1="13.7cm" svg:x2="13.25cm" svg:y2="15.3cm" draw:start-shape="id7" draw:start-glue-point="2" draw:end-shape="id10" draw:end-glue-point="0" svg:d="M14750 13700v800h-1500v800">
          <text:p/>
        </draw:connector>
        <draw:connector draw:style-name="gr8" draw:text-style-name="P1" draw:layer="layout" svg:x1="14.75cm" svg:y1="13.7cm" svg:x2="16.45cm" svg:y2="15.3cm" draw:start-shape="id7" draw:start-glue-point="2" draw:end-shape="id11" svg:d="M14750 13700v800h1700v800">
          <text:p/>
        </draw:connector>
        <draw:connector draw:style-name="gr9" draw:text-style-name="P1" draw:layer="layout" svg:x1="19.8cm" svg:y1="13.7cm" svg:x2="19.85cm" svg:y2="15.3cm" draw:start-shape="id8" draw:start-glue-point="2" draw:end-shape="id12" draw:end-glue-point="0" svg:d="M19800 13700v800h50v800">
          <text:p/>
        </draw:connector>
        <draw:custom-shape draw:style-name="gr11" draw:text-style-name="P1" draw:layer="layout" svg:width="0.5cm" svg:height="0.5cm" svg:x="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2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3.321cm" svg:height="0.747cm" svg:x="2.6cm" svg:y="16.426cm">
          <draw:text-box>
            <text:p><text:span text:style-name="T2">Implemented</text:span></text:p>
          </draw:text-box>
        </draw:frame>
        <draw:frame draw:style-name="gr15" draw:text-style-name="P3" draw:layer="layout" svg:width="5.146cm" svg:height="0.747cm" svg:x="2.641cm" svg:y="17.126cm">
          <draw:text-box>
            <text:p><text:span text:style-name="T2">Partially implemented</text:span></text:p>
          </draw:text-box>
        </draw:frame>
        <draw:frame draw:style-name="gr16" draw:text-style-name="P3" draw:layer="layout" svg:width="8.63cm" svg:height="0.747cm" svg:x="2.641cm" svg:y="17.926cm">
          <draw:text-box>
            <text:p><text:span text:style-name="T2">Being implemented or need validation</text:span></text:p>
          </draw:text-box>
        </draw:frame>
        <draw:frame draw:style-name="gr17" draw:text-style-name="P1" draw:layer="layout" svg:width="9.058cm" svg:height="2.433cm" svg:x="10.2cm" svg:y="2.367cm">
          <draw:image xlink:href="Pictures/10000000000001AC00000073168CDC0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4T16:19:19.607923721</meta:creation-date>
    <dc:date>2021-10-11T09:40:40.83</dc:date>
    <meta:editing-duration>PT8M9S</meta:editing-duration>
    <meta:editing-cycles>3</meta:editing-cycles>
    <meta:generator>OpenOffice/4.1.9$Win32 OpenOffice.org_project/419m1$Build-9805</meta:generator>
    <meta:document-statistic meta:object-count="30"/>
  </office:meta>
</office:document-meta>
</file>